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8c039" officeooo:paragraph-rsid="0018c039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8c0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3">20th</text:span> of <text:span text:style-name="T3">January</text:span> <text:span text:style-name="T3">2021</text:span> under the <text:span text:style-name="T3">38th</text:span> PA Meeting.</text:p>
      <text:p text:style-name="P1"/>
      <text:p text:style-name="P1">The Assembly, recognising the current situation,</text:p>
      <text:p text:style-name="P1"/>
      <text:p text:style-name="P4">Constitutes the need to clarify the following in the universal rules: “It is strictly forbidden to harm the server.”, which may be simplified as: “It is banned to damage the server”.</text:p>
      <text:p text:style-name="P4">States may not deviate from this rule.</text:p>
      <text:p text:style-name="P1"/>
      <text:p text:style-name="P1">And proceeds.</text:p>
      <text:p text:style-name="P1"/>
      <text:p text:style-name="P1">Signed by,</text:p>
      <text:p text:style-name="P4">ChairmanSteven</text:p>
      <text:p text:style-name="P4">_yoran_</text:p>
      <text:p text:style-name="P1"/>
      <text:p text:style-name="P1"/>
      <text:p text:style-name="P1"/>
      <text:p text:style-name="Standard"><text:span text:style-name="T1">[</text:span><text:span text:style-name="T2">Motion 38-4: To clarify the universal rules further and explicitly ban harming the server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1-21T12:24:53.677150366</dc:date>
    <meta:editing-duration>PT2M20S</meta:editing-duration>
    <meta:editing-cycles>3</meta:editing-cycles>
    <meta:generator>LibreOffice/7.0.4.2$Linux_X86_64 LibreOffice_project/573028415b474775687f7355a6d413c41d013a01</meta:generator>
    <meta:document-statistic meta:table-count="0" meta:image-count="0" meta:object-count="0" meta:page-count="1" meta:paragraph-count="9" meta:word-count="79" meta:character-count="490" meta:non-whitespace-character-count="420"/>
  </office:meta>
</office:document-meta>
</file>